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1000001745A66125299AAF974.png" manifest:media-type="image/png"/>
  <manifest:file-entry manifest:full-path="Pictures/10001378000030170000267EEB37A5B240ADBCF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DejaVu Sans Condensed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31cm" svg:height="9.853cm" svg:x="7.9cm" svg:y="5.947cm">
          <draw:image xlink:href="Pictures/10001378000030170000267EEB37A5B240ADBCFC.svg" xlink:type="simple" xlink:show="embed" xlink:actuate="onLoad" loext:mime-type="image/svg+xml">
            <text:p/>
          </draw:image>
          <draw:image xlink:href="Pictures/10000201000001D1000001745A66125299AAF974.png" xlink:type="simple" xlink:show="embed" xlink:actuate="onLoad" loext:mime-type="image/png"/>
        </draw:frame>
        <draw:frame draw:style-name="gr2" draw:text-style-name="P2" draw:layer="layout" svg:width="5.37cm" svg:height="1.062cm" svg:x="11.698cm" svg:y="4.57cm">
          <draw:text-box>
            <text:p>Store (/nix/store/)</text:p>
          </draw:text-box>
        </draw:frame>
        <draw:frame draw:style-name="gr3" draw:text-style-name="P2" draw:layer="layout" svg:width="3.351cm" svg:height="0.962cm" svg:x="11.947cm" svg:y="10.47cm">
          <draw:text-box>
            <text:p>Derivation</text:p>
          </draw:text-box>
        </draw:frame>
        <draw:frame draw:style-name="gr3" draw:text-style-name="P2" draw:layer="layout" svg:width="2.542cm" svg:height="0.962cm" svg:x="14.898cm" svg:y="8.67cm">
          <draw:text-box>
            <text:p>clos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2:57:10.814884387</meta:creation-date>
    <dc:date>2020-04-16T13:03:22.682036840</dc:date>
    <meta:editing-duration>PT6M12S</meta:editing-duration>
    <meta:editing-cycles>1</meta:editing-cycles>
    <meta:document-statistic meta:object-count="4"/>
    <meta:generator>LibreOffice/6.2.6.2$Linux_X86_64 LibreOffice_project/20$Build-2</meta:generator>
  </office:meta>
</office:document-meta>
</file>